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7900000093AE19B98871018103.png" manifest:media-type="image/png"/>
  <manifest:file-entry manifest:full-path="Pictures/1000000000000170000000C14E3446A2A9955ECF.png" manifest:media-type="image/png"/>
  <manifest:file-entry manifest:full-path="Pictures/1000000000000670000003DD478463E22F28FD70.png" manifest:media-type="image/png"/>
  <manifest:file-entry manifest:full-path="Pictures/100000000000015D00000043C0BE2A229C854E6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46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8cm" fo:min-width="0cm"/>
    </style:style>
    <style:style style:name="gr5" style:family="graphic">
      <style:graphic-properties style:protect="size"/>
    </style:style>
    <style:style style:name="pr1" style:family="presentation" style:parent-style-name="Blank_20_Slide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frame draw:style-name="gr1" draw:text-style-name="P1" draw:layer="layout" svg:width="26.246cm" svg:height="15.751cm" svg:x="0.907cm" svg:y="0.017cm">
          <draw:image xlink:href="Pictures/1000000000000670000003DD478463E22F28FD70.png" xlink:type="simple" xlink:show="embed" xlink:actuate="onLoad">
            <text:p/>
          </draw:image>
        </draw:frame>
        <draw:frame draw:style-name="gr2" draw:text-style-name="P3" draw:layer="layout" svg:width="10.414cm" svg:height="1.796cm" svg:x="10.922cm" svg:y="0.508cm">
          <draw:text-box>
            <text:p text:style-name="P2"><text:span text:style-name="T1">横坐标：中心区宽度（二维正方格子）</text:span></text:p>
            <text:p text:style-name="P2"><text:span text:style-name="T1">纵坐标：计算</text:span><text:span text:style-name="T1">100</text:span><text:span text:style-name="T1">次花费的时间，单位：秒</text:span></text:p>
          </draw:text-box>
        </draw:frame>
        <draw:frame draw:style-name="gr1" draw:text-style-name="P1" draw:layer="layout" svg:width="7.366cm" svg:height="1.413cm" svg:x="5.804cm" svg:y="2.182cm">
          <draw:image xlink:href="Pictures/100000000000015D00000043C0BE2A229C854E61.png" xlink:type="simple" xlink:show="embed" xlink:actuate="onLoad">
            <text:p/>
          </draw:image>
        </draw:frame>
        <draw:frame draw:style-name="gr3" draw:text-style-name="P4" draw:layer="layout" svg:width="1.488cm" svg:height="0.962cm" svg:x="4.064cm" svg:y="2.286cm">
          <draw:text-box>
            <text:p>LU:</text:p>
          </draw:text-box>
        </draw:frame>
        <draw:frame draw:style-name="gr3" draw:text-style-name="P4" draw:layer="layout" svg:width="0.997cm" svg:height="0.962cm" svg:x="4.337cm" svg:y="5.642cm">
          <draw:text-box>
            <text:p>T:</text:p>
          </draw:text-box>
        </draw:frame>
        <draw:frame draw:style-name="gr3" draw:text-style-name="P4" draw:layer="layout" svg:width="2.157cm" svg:height="0.962cm" svg:x="3.81cm" svg:y="9.398cm">
          <draw:text-box>
            <text:p>dosR:</text:p>
          </draw:text-box>
        </draw:frame>
        <draw:frame draw:style-name="gr4" draw:text-style-name="P4" draw:layer="layout" svg:width="5.08cm" svg:height="2.308cm" svg:x="15.748cm" svg:y="3.81cm">
          <draw:text-box>
            <text:p>参数:t=1,E=0.2,</text:p>
            <text:p>Ndis=100</text:p>
          </draw:text-box>
        </draw:frame>
        <draw:frame draw:style-name="gr1" draw:text-style-name="P1" draw:layer="layout" svg:width="8.382cm" svg:height="4.395cm" svg:x="5.842cm" svg:y="4.033cm">
          <draw:image xlink:href="Pictures/1000000000000170000000C14E3446A2A9955ECF.png" xlink:type="simple" xlink:show="embed" xlink:actuate="onLoad">
            <text:p/>
          </draw:image>
        </draw:frame>
        <draw:frame draw:style-name="gr1" draw:text-style-name="P1" draw:layer="layout" svg:width="7.937cm" svg:height="3.094cm" svg:x="5.842cm" svg:y="8.636cm">
          <draw:image xlink:href="Pictures/100000000000017900000093AE19B98871018103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background" style:display-name="Title, Content over Content-background" style:family="presentation">
      <style:graphic-properties draw:stroke="none" draw:fill="solid" draw:fill-color="#ffffff"/>
      <style:text-properties style:letter-kerning="true"/>
    </style:style>
    <style:style style:name="Title_2c__20_Content_20_over_20_Content-backgroundobjects" style:display-name="Title, Content over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20_over_20_Content-notes" style:display-name="Title, Content over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outline1" style:display-name="Title, Content over Content-outline1" style:family="presentation">
      <style:graphic-properties draw:stroke="none" draw:fill="none" draw:auto-grow-height="false" draw:fit-to-size="shrink-to-fit" style:shrink-to-fit="true">
        <text:list-style style:name="Title_2c__20_Content_20_over_20_Content-outline1" style:display-name="Title, Content over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outline2" style:display-name="Title, Content over Content-outline2" style:family="presentation" style:parent-style-name="Title_2c__20_Content_20_over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_20_over_20_Content-outline3" style:display-name="Title, Content over Content-outline3" style:family="presentation" style:parent-style-name="Title_2c__20_Content_20_over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_20_over_20_Content-outline4" style:display-name="Title, Content over Content-outline4" style:family="presentation" style:parent-style-name="Title_2c__20_Content_20_over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_20_over_20_Content-outline5" style:display-name="Title, Content over Content-outline5" style:family="presentation" style:parent-style-name="Title_2c__20_Content_20_over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6" style:display-name="Title, Content over Content-outline6" style:family="presentation" style:parent-style-name="Title_2c__20_Content_20_over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7" style:display-name="Title, Content over Content-outline7" style:family="presentation" style:parent-style-name="Title_2c__20_Content_20_over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8" style:display-name="Title, Content over Content-outline8" style:family="presentation" style:parent-style-name="Title_2c__20_Content_20_over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9" style:display-name="Title, Content over Content-outline9" style:family="presentation" style:parent-style-name="Title_2c__20_Content_20_over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subtitle" style:display-name="Title, Content over Content-subtitle" style:family="presentation">
      <style:graphic-properties draw:stroke="none" draw:fill="none" draw:textarea-vertical-align="middle">
        <text:list-style style:name="Title_2c__20_Content_20_over_20_Content-subtitle" style:display-name="Title, Content over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title" style:display-name="Title, Content over Content-title" style:family="presentation">
      <style:graphic-properties draw:stroke="none" draw:fill="none" draw:textarea-vertical-align="middle">
        <text:list-style style:name="Title_2c__20_Content_20_over_20_Content-title" style:display-name="Title, Content over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c__20_Content_20_over_20_Content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c__20_Content_20_over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5.2cm" svg:height="2.629cm" svg:x="1.4cm" svg:y="0.628cm" presentation:class="title" presentation:placeholder="true">
        <draw:text-box/>
      </draw:frame>
      <draw:frame presentation:style-name="Blank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_20_over_20_Content" style:display-name="Title, Content over Content" style:page-layout-name="PM1" draw:style-name="Mdp1">
      <draw:frame draw:name="PlaceHolder 1" presentation:style-name="Title_2c__20_Content_20_over_20_Content-title" draw:layer="backgroundobjects" svg:width="25.199cm" svg:height="2.628cm" svg:x="1.4cm" svg:y="0.628cm" presentation:class="title" presentation:placeholder="true" presentation:user-transformed="true">
        <draw:text-box/>
      </draw:frame>
      <draw:frame draw:name="PlaceHolder 2" presentation:style-name="Title_2c__20_Content_20_over_20_Content-outline1" draw:layer="backgroundobjects" svg:width="25.199cm" svg:height="4.356cm" svg:x="1.4cm" svg:y="3.685cm" presentation:class="outline" presentation:placeholder="true" presentation:user-transformed="true">
        <draw:text-box/>
      </draw:frame>
      <draw:frame draw:name="PlaceHolder 3" presentation:style-name="Title_2c__20_Content_20_over_20_Content-outline1" draw:layer="backgroundobjects" svg:width="25.199cm" svg:height="4.356cm" svg:x="1.4cm" svg:y="8.457cm" presentation:class="outline" presentation:placeholder="true" presentation:user-transformed="true">
        <draw:text-box/>
      </draw:frame>
      <presentation:notes style:page-layout-name="PM0">
        <draw:page-thumbnail presentation:style-name="Title_2c__20_Content_20_over_20_Content-title" draw:layer="backgroundobjects" svg:width="19.797cm" svg:height="11.136cm" svg:x="0.601cm" svg:y="2.257cm" presentation:class="page"/>
        <draw:frame presentation:style-name="Title_2c__20_Content_20_over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05T17:09:39</meta:creation-date>
    <dc:language>en-US</dc:language>
    <dc:date>2021-03-29T11:27:25.064429907</dc:date>
    <meta:editing-cycles>1035</meta:editing-cycles>
    <dc:title>PowerPoint 演示文稿</dc:title>
    <meta:editing-duration>P24DT16H14M32S</meta:editing-duration>
    <meta:generator>LibreOffice/6.0.7.3$Linux_X86_64 LibreOffice_project/00m0$Build-3</meta:generator>
    <meta:document-statistic meta:object-count="38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自定义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</meta:user-defined>
  </office:meta>
</office:document-meta>
</file>